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1" style:master-page-name="MasterPage2" style:family="paragraph" style:name="P40">
      <style:paragraph-properties/>
    </style:style>
    <style:style style:family="text" style:name="T28">
      <style:text-properties fo:font-family="DejaVu Sans Condensed" style:font-family-complex="DejaVu Sans Condensed"/>
    </style:style>
    <style:style style:parent-style-name="661" style:family="paragraph" style:name="P41">
      <style:paragraph-properties/>
    </style:style>
    <style:style style:family="text" style:name="T29">
      <style:text-properties fo:font-family="DejaVu Sans Condensed" style:font-family-complex="DejaVu Sans Condensed"/>
    </style:style>
    <style:style style:parent-style-name="656" style:family="paragraph" style:name="P42">
      <style:paragraph-properties/>
    </style:style>
    <style:style style:family="text" style:name="T30">
      <style:text-properties fo:font-family="DejaVu Sans Condensed" style:font-family-complex="DejaVu Sans Condensed"/>
    </style:style>
    <style:style style:parent-style-name="656" style:family="paragraph" style:name="P43">
      <style:paragraph-properties fo:text-align="center"/>
    </style:style>
    <style:style style:family="text" style:name="T31">
      <style:text-properties fo:font-family="DejaVu Sans Condensed" style:font-family-complex="DejaVu Sans Condensed"/>
    </style:style>
    <style:style style:parent-style-name="656" style:family="paragraph" style:name="P44">
      <style:paragraph-properties fo:text-align="center"/>
    </style:style>
    <style:style style:family="text" style:name="T32">
      <style:text-properties fo:font-family="DejaVu Sans Condensed" style:font-family-complex="DejaVu Sans Condensed"/>
    </style:style>
    <style:style style:parent-style-name="660" style:family="paragraph" style:name="P45">
      <style:paragraph-properties fo:margin-left="0cm" fo:margin-right="0cm" fo:text-indent="0cm" fo:break-before="page"/>
    </style:style>
    <style:style style:family="text" style:name="T33">
      <style:text-properties fo:font-family="DejaVu Sans Condensed" style:font-family-complex="DejaVu Sans Condensed" fo:font-size="18pt" fo:font-weight="bold"/>
    </style:style>
    <style:style style:parent-style-name="656" style:family="paragraph" style:name="P46">
      <style:paragraph-properties/>
    </style:style>
    <style:style style:family="text" style:name="T34">
      <style:text-properties fo:font-family="DejaVu Sans Condensed" style:font-family-complex="DejaVu Sans Condensed"/>
    </style:style>
    <style:style style:family="text" style:name="T35">
      <style:text-properties fo:font-family="DejaVu Sans Condensed" style:font-family-complex="DejaVu Sans Condensed"/>
    </style:style>
    <style:style style:family="text" style:name="T36">
      <style:text-properties fo:font-family="DejaVu Sans Condensed" style:font-family-complex="DejaVu Sans Condensed"/>
    </style:style>
    <style:style style:family="text" style:name="T37">
      <style:text-properties fo:font-family="DejaVu Sans Condensed" style:font-family-complex="DejaVu Sans Condensed"/>
    </style:style>
    <style:style style:family="text" style:name="T38">
      <style:text-properties fo:font-family="DejaVu Sans Condensed" style:font-family-complex="DejaVu Sans Condensed"/>
    </style:style>
    <style:style style:family="text" style:name="T39">
      <style:text-properties fo:font-family="DejaVu Sans Condensed" style:font-family-complex="DejaVu Sans Condensed"/>
    </style:style>
    <style:style style:family="text" style:name="T40">
      <style:text-properties fo:font-family="DejaVu Sans Condensed" style:font-family-complex="DejaVu Sans Condensed"/>
    </style:style>
    <style:style style:family="text" style:name="T41">
      <style:text-properties fo:font-family="DejaVu Sans Condensed" style:font-family-complex="DejaVu Sans Condensed"/>
    </style:style>
    <style:style style:parent-style-name="656" style:family="paragraph" style:name="P47">
      <style:paragraph-properties/>
    </style:style>
    <style:style style:family="text" style:name="T42">
      <style:text-properties fo:font-family="DejaVu Sans Condensed" style:font-family-complex="DejaVu Sans Condensed"/>
    </style:style>
    <style:style style:family="text" style:name="T43">
      <style:text-properties fo:font-family="DejaVu Sans Condensed" style:font-family-complex="DejaVu Sans Condensed"/>
    </style:style>
    <style:style style:family="text" style:name="T44">
      <style:text-properties fo:font-family="DejaVu Sans Condensed" style:font-family-complex="DejaVu Sans Condensed"/>
    </style:style>
    <style:style style:parent-style-name="660" style:family="paragraph" style:name="P48">
      <style:paragraph-properties fo:margin-left="0cm" fo:margin-right="0cm" fo:text-indent="0cm"/>
    </style:style>
    <style:style style:family="text" style:name="T45">
      <style:text-properties fo:font-family="DejaVu Sans Condensed" style:font-family-complex="DejaVu Sans Condensed"/>
    </style:style>
    <style:style style:parent-style-name="656" style:family="paragraph" style:name="P49">
      <style:paragraph-properties/>
    </style:style>
    <style:style style:family="text" style:name="T46">
      <style:text-properties fo:font-family="DejaVu Sans Condensed" style:font-family-complex="DejaVu Sans Condensed"/>
    </style:style>
    <style:style style:family="text" style:name="T47">
      <style:text-properties fo:font-family="DejaVu Sans Condensed" style:font-family-complex="DejaVu Sans Condensed"/>
    </style:style>
    <style:style style:family="text" style:name="T48">
      <style:text-properties fo:font-family="DejaVu Sans Condensed" style:font-family-complex="DejaVu Sans Condensed"/>
    </style:style>
    <style:style style:parent-style-name="656" style:family="paragraph" style:name="P50">
      <style:paragraph-properties/>
    </style:style>
    <style:style style:family="text" style:name="T49">
      <style:text-properties fo:font-family="DejaVu Sans Condensed" style:font-family-complex="DejaVu Sans Condensed"/>
    </style:style>
    <style:style style:family="text" style:name="T50">
      <style:text-properties fo:font-family="DejaVu Sans Condensed" style:font-family-complex="DejaVu Sans Condensed"/>
    </style:style>
    <style:style style:family="text" style:name="T51">
      <style:text-properties fo:font-family="DejaVu Sans Condensed" style:font-family-complex="DejaVu Sans Condensed"/>
    </style:style>
    <style:style style:family="text" style:name="T52">
      <style:text-properties fo:font-family="DejaVu Sans Condensed" style:font-family-complex="DejaVu Sans Condensed"/>
    </style:style>
    <style:style style:parent-style-name="660" style:family="paragraph" style:name="P51">
      <style:paragraph-properties fo:margin-left="0cm" fo:margin-right="0cm" fo:text-indent="0cm"/>
    </style:style>
    <style:style style:family="text" style:name="T53">
      <style:text-properties fo:font-family="DejaVu Sans Condensed" style:font-family-complex="DejaVu Sans Condensed"/>
    </style:style>
    <style:style style:parent-style-name="656" style:family="paragraph" style:name="P52">
      <style:paragraph-properties/>
    </style:style>
    <style:style style:family="text" style:name="T54">
      <style:text-properties fo:font-family="DejaVu Sans Condensed" style:font-family-complex="DejaVu Sans Condensed"/>
    </style:style>
    <style:style style:parent-style-name="656" style:family="paragraph" style:name="P53">
      <style:paragraph-properties/>
    </style:style>
    <style:style style:family="text" style:name="T55">
      <style:text-properties fo:font-family="DejaVu Sans Condensed" style:font-family-complex="DejaVu Sans Condensed"/>
    </style:style>
    <style:style style:parent-style-name="656" style:family="paragraph" style:name="P54">
      <style:paragraph-properties/>
    </style:style>
    <style:style style:family="text" style:name="T56">
      <style:text-properties fo:font-family="DejaVu Sans Condensed" style:font-family-complex="DejaVu Sans Condensed"/>
    </style:style>
    <style:style style:family="text" style:name="T57">
      <style:text-properties fo:font-family="DejaVu Sans Condensed" style:font-family-complex="DejaVu Sans Condensed"/>
    </style:style>
    <style:style style:parent-style-name="656" style:list-style-name="WWNum1" style:family="paragraph" style:name="P55">
      <style:paragraph-properties/>
    </style:style>
    <style:style style:family="text" style:name="T58">
      <style:text-properties fo:font-family="DejaVu Sans Condensed" style:font-family-complex="DejaVu Sans Condensed"/>
    </style:style>
    <style:style style:parent-style-name="656" style:list-style-name="WWNum1" style:family="paragraph" style:name="P56">
      <style:paragraph-properties/>
    </style:style>
    <style:style style:family="text" style:name="T59">
      <style:text-properties fo:font-family="DejaVu Sans Condensed" style:font-family-complex="DejaVu Sans Condensed"/>
    </style:style>
    <style:style style:parent-style-name="656" style:list-style-name="WWNum1" style:family="paragraph" style:name="P57">
      <style:paragraph-properties/>
    </style:style>
    <style:style style:family="text" style:name="T60">
      <style:text-properties fo:font-family="DejaVu Sans Condensed" style:font-family-complex="DejaVu Sans Condensed"/>
    </style:style>
    <style:style style:parent-style-name="656" style:list-style-name="WWNum1" style:family="paragraph" style:name="P58">
      <style:paragraph-properties/>
    </style:style>
    <style:style style:family="text" style:name="T61">
      <style:text-properties fo:font-family="DejaVu Sans Condensed" style:font-family-complex="DejaVu Sans Condensed"/>
    </style:style>
    <style:style style:parent-style-name="656" style:list-style-name="WWNum1" style:family="paragraph" style:name="P59">
      <style:paragraph-properties/>
    </style:style>
    <style:style style:family="text" style:name="T62">
      <style:text-properties fo:font-family="DejaVu Sans Condensed" style:font-family-complex="DejaVu Sans Condensed"/>
    </style:style>
    <style:style style:parent-style-name="656" style:family="paragraph" style:name="P60">
      <style:paragraph-properties/>
    </style:style>
    <style:style style:family="text" style:name="T63">
      <style:text-properties fo:font-family="DejaVu Sans Condensed" style:font-family-complex="DejaVu Sans Condensed"/>
    </style:style>
    <style:style style:family="text" style:name="T64">
      <style:text-properties fo:font-family="DejaVu Sans Condensed" style:font-family-complex="DejaVu Sans Condensed"/>
    </style:style>
    <style:style style:parent-style-name="660" style:family="paragraph" style:name="P61">
      <style:paragraph-properties fo:margin-left="0cm" fo:margin-right="0cm" fo:text-indent="0cm"/>
    </style:style>
    <style:style style:parent-style-name="656" style:family="paragraph" style:name="P62">
      <style:paragraph-properties/>
    </style:style>
    <style:style style:family="text" style:name="T65">
      <style:text-properties fo:font-family="DejaVu Sans Condensed" style:font-family-complex="DejaVu Sans Condensed"/>
    </style:style>
    <style:style style:family="text" style:name="T66">
      <style:text-properties fo:font-family="DejaVu Sans Condensed" style:font-family-complex="DejaVu Sans Condensed"/>
    </style:style>
    <style:style style:family="text" style:name="T67">
      <style:text-properties fo:font-family="DejaVu Sans Condensed" style:font-family-complex="DejaVu Sans Condensed"/>
    </style:style>
    <style:style style:family="text" style:name="T68">
      <style:text-properties fo:font-family="DejaVu Sans Condensed" style:font-family-complex="DejaVu Sans Condensed"/>
    </style:style>
    <style:style style:family="text" style:name="T69">
      <style:text-properties fo:font-family="DejaVu Sans Condensed" style:font-family-complex="DejaVu Sans Condensed"/>
    </style:style>
    <style:style style:family="text" style:name="T70">
      <style:text-properties fo:font-family="DejaVu Sans Condensed" style:font-family-complex="DejaVu Sans Condensed"/>
    </style:style>
    <style:style style:family="text" style:name="T71">
      <style:text-properties fo:font-family="DejaVu Sans Condensed" style:font-family-complex="DejaVu Sans Condensed"/>
    </style:style>
    <style:style style:family="text" style:name="T72">
      <style:text-properties fo:font-family="DejaVu Sans Condensed" style:font-family-complex="DejaVu Sans Condensed"/>
    </style:style>
    <style:style style:family="text" style:name="T73">
      <style:text-properties fo:font-family="DejaVu Sans Condensed" style:font-family-complex="DejaVu Sans Condensed"/>
    </style:style>
    <style:style style:family="text" style:name="T74">
      <style:text-properties fo:font-family="DejaVu Sans Condensed" style:font-family-complex="DejaVu Sans Condensed"/>
    </style:style>
    <style:style style:family="text" style:name="T75">
      <style:text-properties fo:font-family="DejaVu Sans Condensed" style:font-family-complex="DejaVu Sans Condensed"/>
    </style:style>
    <style:style style:family="text" style:name="T76">
      <style:text-properties fo:font-family="DejaVu Sans Condensed" style:font-family-complex="DejaVu Sans Condensed"/>
    </style:style>
    <style:style style:parent-style-name="656" style:family="paragraph" style:name="P63">
      <style:paragraph-properties/>
    </style:style>
    <style:style style:family="text" style:name="T77">
      <style:text-properties fo:font-family="DejaVu Sans Condensed" style:font-family-complex="DejaVu Sans Condensed"/>
    </style:style>
    <style:style style:parent-style-name="656" style:family="paragraph" style:name="P64">
      <style:paragraph-properties/>
    </style:style>
    <style:style style:family="text" style:name="T78">
      <style:text-properties fo:font-family="DejaVu Sans Condensed" style:font-family-complex="DejaVu Sans Condensed"/>
    </style:style>
    <style:style style:family="text" style:name="T79">
      <style:text-properties fo:font-family="DejaVu Sans Condensed" style:font-family-complex="DejaVu Sans Condensed"/>
    </style:style>
    <style:style style:family="text" style:name="T80">
      <style:text-properties fo:font-family="DejaVu Sans Condensed" style:font-family-complex="DejaVu Sans Condensed"/>
    </style:style>
    <style:style style:family="text" style:name="T81">
      <style:text-properties fo:font-family="DejaVu Sans Condensed" style:font-family-complex="DejaVu Sans Condensed"/>
    </style:style>
    <style:style style:family="text" style:name="T82">
      <style:text-properties fo:font-family="DejaVu Sans Condensed" style:font-family-complex="DejaVu Sans Condensed"/>
    </style:style>
    <style:style style:family="text" style:name="T83">
      <style:text-properties fo:font-family="DejaVu Sans Condensed" style:font-family-complex="DejaVu Sans Condensed"/>
    </style:style>
    <style:style style:family="text" style:name="T84">
      <style:text-properties fo:font-family="DejaVu Sans Condensed" style:font-family-complex="DejaVu Sans Condensed"/>
    </style:style>
    <style:style style:family="text" style:name="T85">
      <style:text-properties fo:font-family="DejaVu Sans Condensed" style:font-family-complex="DejaVu Sans Condensed"/>
    </style:style>
    <style:style style:family="text" style:name="T86">
      <style:text-properties fo:font-family="DejaVu Sans Condensed" style:font-family-complex="DejaVu Sans Condensed"/>
    </style:style>
    <style:style style:family="text" style:name="T87">
      <style:text-properties fo:font-family="DejaVu Sans Condensed" style:font-family-complex="DejaVu Sans Condensed"/>
    </style:style>
    <style:style style:family="text" style:name="T88">
      <style:text-properties fo:font-family="DejaVu Sans Condensed" style:font-family-complex="DejaVu Sans Condensed"/>
    </style:style>
    <style:style style:parent-style-name="656" style:family="paragraph" style:name="P65">
      <style:paragraph-properties/>
    </style:style>
    <style:style style:family="text" style:name="T89">
      <style:text-properties fo:font-family="DejaVu Sans Condensed" style:font-family-complex="DejaVu Sans Condensed"/>
    </style:style>
    <style:style style:family="text" style:name="T90">
      <style:text-properties fo:font-family="DejaVu Sans Condensed" style:font-family-complex="DejaVu Sans Condensed"/>
    </style:style>
    <style:style style:family="text" style:name="T91">
      <style:text-properties fo:font-family="DejaVu Sans Condensed" style:font-family-complex="DejaVu Sans Condensed"/>
    </style:style>
    <style:style style:family="text" style:name="T92">
      <style:text-properties fo:font-family="DejaVu Sans Condensed" style:font-family-complex="DejaVu Sans Condensed"/>
    </style:style>
    <style:style style:family="text" style:name="T93">
      <style:text-properties fo:font-family="DejaVu Sans Condensed" style:font-family-complex="DejaVu Sans Condensed"/>
    </style:style>
    <style:style style:family="text" style:name="T94">
      <style:text-properties fo:font-family="DejaVu Sans Condensed" style:font-family-complex="DejaVu Sans Condensed"/>
    </style:style>
    <style:style style:family="text" style:name="T95">
      <style:text-properties fo:font-family="DejaVu Sans Condensed" style:font-family-complex="DejaVu Sans Condensed"/>
    </style:style>
    <style:style style:family="text" style:name="T96">
      <style:text-properties fo:font-family="DejaVu Sans Condensed" style:font-family-complex="DejaVu Sans Condensed"/>
    </style:style>
    <style:style style:family="text" style:name="T97">
      <style:text-properties fo:font-family="DejaVu Sans Condensed" style:font-family-complex="DejaVu Sans Condensed"/>
    </style:style>
    <style:style style:family="text" style:name="T98">
      <style:text-properties fo:font-family="DejaVu Sans Condensed" style:font-family-complex="DejaVu Sans Condensed"/>
    </style:style>
    <style:style style:family="text" style:name="T99">
      <style:text-properties fo:font-family="DejaVu Sans Condensed" style:font-family-complex="DejaVu Sans Condensed"/>
    </style:style>
    <style:style style:family="text" style:name="T100">
      <style:text-properties fo:font-family="DejaVu Sans Condensed" style:font-family-complex="DejaVu Sans Condensed"/>
    </style:style>
    <style:style style:family="text" style:name="T101">
      <style:text-properties fo:font-family="DejaVu Sans Condensed" style:font-family-complex="DejaVu Sans Condensed"/>
    </style:style>
    <style:style style:family="text" style:name="T102">
      <style:text-properties fo:font-family="DejaVu Sans Condensed" style:font-family-complex="DejaVu Sans Condensed" fo:font-style="italic"/>
    </style:style>
    <style:style style:family="text" style:name="T103">
      <style:text-properties fo:font-family="DejaVu Sans Condensed" style:font-family-complex="DejaVu Sans Condensed" fo:font-style="normal"/>
    </style:style>
    <style:style style:parent-style-name="635" style:family="text" style:name="T104">
      <style:text-properties/>
    </style:style>
    <style:style style:parent-style-name="635" style:family="text" style:name="T105">
      <style:text-properties/>
    </style:style>
    <style:style style:parent-style-name="635" style:family="text" style:name="T106">
      <style:text-properties fo:font-family="DejaVu Sans Condensed" style:font-family-complex="DejaVu Sans Condensed" fo:font-style="normal"/>
    </style:style>
    <style:style style:family="text" style:name="T107">
      <style:text-properties fo:font-family="DejaVu Sans Condensed" style:font-family-complex="DejaVu Sans Condensed" fo:font-style="normal"/>
    </style:style>
    <style:style style:family="text" style:name="T108">
      <style:text-properties fo:font-family="DejaVu Sans Condensed" style:font-family-complex="DejaVu Sans Condensed" fo:font-style="normal"/>
    </style:style>
    <style:style style:parent-style-name="656" style:family="paragraph" style:name="P66">
      <style:paragraph-properties/>
    </style:style>
    <style:style style:family="text" style:name="T109">
      <style:text-properties fo:font-family="DejaVu Sans Condensed" style:font-family-complex="DejaVu Sans Condensed" fo:font-style="normal"/>
    </style:style>
    <style:style style:family="text" style:name="T110">
      <style:text-properties fo:font-family="DejaVu Sans Condensed" style:font-family-complex="DejaVu Sans Condensed" fo:font-style="normal"/>
    </style:style>
    <style:style style:family="text" style:name="T111">
      <style:text-properties fo:font-family="DejaVu Sans Condensed" style:font-family-complex="DejaVu Sans Condensed" fo:font-style="normal"/>
    </style:style>
    <style:style style:family="text" style:name="T112">
      <style:text-properties fo:font-family="DejaVu Sans Condensed" style:font-family-complex="DejaVu Sans Condensed" fo:font-style="normal"/>
    </style:style>
    <style:style style:family="text" style:name="T113">
      <style:text-properties fo:font-family="DejaVu Sans Condensed" style:font-family-complex="DejaVu Sans Condensed" fo:font-style="normal"/>
    </style:style>
    <style:style style:parent-style-name="635" style:family="text" style:name="T114">
      <style:text-properties/>
    </style:style>
    <style:style style:parent-style-name="635" style:family="text" style:name="T115">
      <style:text-properties/>
    </style:style>
    <style:style style:parent-style-name="635" style:family="text" style:name="T116">
      <style:text-properties fo:font-family="DejaVu Sans Condensed" style:font-family-complex="DejaVu Sans Condensed" fo:font-style="normal"/>
    </style:style>
    <style:style style:family="text" style:name="T117">
      <style:text-properties fo:font-family="DejaVu Sans Condensed" style:font-family-complex="DejaVu Sans Condensed" fo:font-style="normal"/>
    </style:style>
    <style:style style:family="text" style:name="T118">
      <style:text-properties fo:font-family="DejaVu Sans Condensed" style:font-family-complex="DejaVu Sans Condensed" fo:font-style="normal"/>
    </style:style>
    <style:style style:family="text" style:name="T119">
      <style:text-properties fo:font-family="DejaVu Sans Condensed" style:font-family-complex="DejaVu Sans Condensed" fo:language="en" fo:country="GB" fo:font-style="normal"/>
    </style:style>
    <style:style style:family="text" style:name="T120">
      <style:text-properties fo:font-family="DejaVu Sans Condensed" style:font-family-complex="DejaVu Sans Condensed" fo:font-style="normal"/>
    </style:style>
    <style:style style:family="text" style:name="T121">
      <style:text-properties fo:font-family="DejaVu Sans Condensed" style:font-family-complex="DejaVu Sans Condensed" fo:font-style="normal"/>
    </style:style>
  </office:automatic-styles>
  <office:body>
    <office:text text:use-soft-page-breaks="true">
      <text:p text:style-name="P40"><text:span text:style-name="T28"/><text:span/></text:p>
      <text:p text:style-name="P41"><text:span text:style-name="T29">NEA Project Design</text:span><text:span/></text:p>
      <text:p text:style-name="P42"><text:span text:style-name="T30"/><text:span/></text:p>
      <text:p text:style-name="P43"><text:span text:style-name="T31">Jacob Halleron</text:span><text:span/></text:p>
      <text:p text:style-name="P44"><text:span text:style-name="T32">The Sandon School</text:span><text:span/></text:p>
      <text:list>
        <text:list-item>
          <text:h text:outline-level="3" text:restart-numbering="0" text:is-list-header="0" text:style-name="P45"><text:span text:style-name="T33">Summary</text:span><text:span/></text:h>
        </text:list-item>
      </text:list>
      <text:p text:style-name="P46"><text:span text:style-name="T34">As state</text:span><text:span text:style-name="T35">d in the analysis document, the project will be a dynamic website with a client-server model. On the server, there’ll be a NodeJS app running the Express framework which will allow it to handle HTTP requests asynchronously. On instance of a request, the se</text:span><text:span text:style-name="T36">rver will process it, and construct a webpage containing the relevant content. The client side is a traditional setup written in HTML, CSS and Javascript. In essence, the browser will render a document with a diagram and the JS runtime will simultaneously </text:span><text:span text:style-name="T37">continuously </text:span><text:span text:style-name="T38">edit </text:span><text:span text:style-name="T39">parts of </text:span><text:span text:style-name="T40">the page </text:span><text:span text:style-name="T41">if the correct buttons are selected.</text:span><text:span/></text:p>
      <text:p text:style-name="P47"><text:span text:style-name="T42">In the “Proposed Solution” section of the analysis document, I’ve split the development of the project into six stages </text:span><text:span text:style-name="T43">and</text:span><text:span text:style-name="T44"> modelled this document around them.</text:span><text:span/></text:p>
      <text:list>
        <text:list-item>
          <text:p text:style-name="P48"><text:span text:style-name="T45">Server</text:span><text:span/></text:p>
        </text:list-item>
      </text:list>
      <text:p text:style-name="P49"><text:span text:style-name="T46">The Express framework is a lightweight extension to the vanilla NodeJS HTTP module, and it doesn’t add much other than make the server app easier to program. </text:span><text:span text:style-name="T47">I was originally going to us</text:span><text:span text:style-name="T48">e the Apache web server with some basic templating coded in PHP, but my knowledge in PHP is limited at best. I know JS much better. It would be faster and more applicable to real life, though; most web servers have this setup along with MySQL or something.</text:span><text:span/></text:p>
      <text:p text:style-name="P50"><text:span text:style-name="T49">The server, along with the client, is written in Javascript, and one can define “routes” (</text:span><text:span text:style-name="T50">responses</text:span><text:span text:style-name="T51"> triggered by requests to certain paths) in the core app.js file. The program is completely event-driven, so </text:span><text:span text:style-name="T52">one need only define some functions, applicable to certain defined types of request, whose inputs and outputs are request and response objects (from the built-in classes). </text:span><text:span/></text:p>
      <text:list>
        <text:list-item>
          <text:p text:style-name="P51"><text:span text:style-name="T53">Web Design</text:span><text:span/></text:p>
        </text:list-item>
      </text:list>
      <text:p text:style-name="P52"><text:span text:style-name="T54">I’ll make the site look simple and high contrast. We’ll have a separate light and dark mode using the CSS prefers-color-sceme variable.</text:span><text:span/></text:p>
      <text:p text:style-name="P53"><text:span text:style-name="T55">[write more after you do css]</text:span><text:span/></text:p>
      <text:p text:style-name="P54"><text:span text:style-name="T56">T</text:span><text:span text:style-name="T57">here will be a few pages to design:</text:span><text:span/></text:p>
      <text:list text:style-name="WWNum1" text:continue-numbering="true">
        <text:list-item>
          <text:p text:style-name="P55"><text:span text:style-name="T58">About (homepage)</text:span><text:span/></text:p>
        </text:list-item>
        <text:list-item>
          <text:p text:style-name="P56"><text:span text:style-name="T59">Menu</text:span><text:span/></text:p>
        </text:list-item>
        <text:list-item>
          <text:p text:style-name="P57"><text:span text:style-name="T60">Single animation page.</text:span><text:span/></text:p>
        </text:list-item>
        <text:list-item>
          <text:p text:style-name="P58"><text:span text:style-name="T61">Multiple animation page</text:span><text:span/></text:p>
        </text:list-item>
        <text:list-item>
          <text:p text:style-name="P59"><text:span text:style-name="T62">404 error page</text:span><text:span/></text:p>
        </text:list-item>
      </text:list>
      <text:p text:style-name="P60"><text:span text:style-name="T63">I’ll also have some HTML documents for the header and footer. These won’t be accessible pages but </text:span><text:span text:style-name="T64">they’ll be inserted in every page.</text:span><text:span/></text:p>
      <text:list>
        <text:list-item>
          <text:p text:style-name="P61"><text:span>Visualiser Algorithm</text:span><text:span/></text:p>
        </text:list-item>
      </text:list>
      <text:p text:style-name="P62"><text:span text:style-name="T65">Fundamental to this project is a box which shows the data structure being focused on. It’ll be a completely resizeable canvas element and </text:span><text:span text:style-name="T66">look different</text:span><text:span text:style-name="T67"><text:s/></text:span><text:span text:style-name="T68">depending on</text:span><text:span text:style-name="T69"> the class of objec</text:span><text:span text:style-name="T70">t. The diagram inside it</text:span><text:span text:style-name="T71"> will be </text:span><text:span text:style-name="T72">either </text:span><text:span text:style-name="T73">a bar chart </text:span><text:span text:style-name="T74">(for sort and search algorithms) or</text:span><text:span text:style-name="T75"> a graph. </text:span><text:span text:style-name="T76">Every time the running algorithm changes some variable, the box will be updated.</text:span><text:span/></text:p>
      <text:p text:style-name="P63"><text:span text:style-name="T77">This “visualiser” will simply be manifested as a very large function that accepts an object as the sole parameter, and uses built-in methods to draw a chart in the document. It will not return anything.</text:span><text:span/></text:p>
      <text:p text:style-name="P64"><text:span text:style-name="T78">If an array of numbers is inputted, the function will draw a bar chart, with each item’s array index on the </text:span><text:span text:style-name="T79">X</text:span><text:span text:style-name="T80">-axis and its value on the </text:span><text:span text:style-name="T81">Y</text:span><text:span text:style-name="T82">-axis. There won’t be labels or axis lines th</text:span><text:span text:style-name="T83">ough, they won’t be necessary to understand the process of the algorithm. Each bar will be coloured according to different factors, e.g. the currently scanned bar being red, recently moved ones being lighter than others, bars being green when sorted, etc. </text:span><text:span text:style-name="T84">Underneath the bar chart may be one or more arrows to indicate certain</text:span><text:span text:style-name="T85"><text:s/></text:span><text:span text:style-name="T86">variables </text:span><text:span text:style-name="T87">related to the array</text:span><text:span text:style-name="T88"> in the running algorithm.</text:span><text:span/></text:p>
      <text:p text:style-name="P65"><text:span text:style-name="T89">If </text:span><text:span text:style-name="T90">a tree object is input</text:span><text:span text:style-name="T91">t</text:span><text:span text:style-name="T92">ed (binary </text:span><text:span text:style-name="T93">or nonbinary tree</text:span><text:span text:style-name="T94">), a diagram with nodes and edges will be drawn in the box. A node will be a simple circle with a letter or number inside, and an edge will be a line. </text:span><text:span text:style-name="T95">The Y position of a given node will depend on its depth in the tree, i.e. the root node goes</text:span><text:span text:style-name="T96"> at the top and the furthest leaf at the bottom. The X-position, however, will be more tricky to calculate; I’ll want parent nodes balanced above their children (so there aren’t more nodes under one side) and all the nodes relatively evenly distributed so </text:span><text:span text:style-name="T97">that we</text:span><text:span text:style-name="T98"><text:s/></text:span><text:span text:style-name="T99">don’t</text:span><text:span text:style-name="T100"> waste space on the screen or cram too many into a small space. </text:span><text:span text:style-name="T101">This isn’t </text:span><text:span text:style-name="T102">technically </text:span><text:span text:style-name="T103">necessary, but will make the diagram more aesthetically pleasing and easier for the user to scan, thereby improving the user experience. </text:span><text:a xlink:href="https://rachel53461.wordpress.com/2014/04/20/algorithm-for-drawing-trees/" xlink:type="simple"><text:span text:style-name="T104"/><text:span text:style-name="T105"/><text:span text:style-name="T106">This</text:span></text:a><text:span text:style-name="T107"> article has been especially useful for the tree-drawing process, </text:span><text:span text:style-name="T108">and I’ll be using an algorithm similar to the one provided in it.</text:span><text:span/></text:p>
      <text:p text:style-name="P66"><text:span text:style-name="T109">Finally, if </text:span><text:span text:style-name="T110">the input is a graph structure, a graph </text:span><text:span text:style-name="T111">(in the technical mathematical sense)</text:span><text:span text:style-name="T112"> will be drawn on the canvas. </text:span><text:span text:style-name="T113">Graph drawing is a surprisingly wide branch of computer science, and the most popular method of formulating a diagram is through a method known as </text:span><text:a xlink:href="https://en.wikipedia.org/wiki/Force-directed_graph_drawing" xlink:type="simple"><text:span text:style-name="T114"/><text:span text:style-name="T115"/><text:span text:style-name="T116">force directed graph drawing</text:span></text:a><text:span text:style-name="T117">. Essentially, the system is simulated as if each vert</text:span><text:span text:style-name="T118">ex has forces applied to it that attract or repel connected </text:span><text:span text:style-name="T119">vertices</text:span><text:span text:style-name="T120">. After not too long, there is equilibrium. This technique is used by advanced statistics software, so it might be overkill for the small examples in this project, but it looks fun to program </text:span><text:span text:style-name="T121">so I’ll implement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01">
      <style:text-properties fo:font-family="Arial" style:font-family-complex="Arial" fo:font-size="11pt" fo:language="en" fo:country="US"/>
      <style:paragraph-properties fo:line-height="115%" fo:margin-bottom="10pt"/>
    </style:style>
    <style:style style:display-name="DStyle_text" style:family="text" style:name="602">
      <style:text-properties fo:font-family="Arial" style:font-family-complex="Arial" fo:font-size="11pt" fo:language="en" fo:country="US"/>
    </style:style>
    <style:style style:display-name="Heading 1 Char" style:family="text" style:name="603">
      <style:text-properties fo:font-family="Arial" style:font-family-complex="Arial" fo:font-size="20pt"/>
    </style:style>
    <style:style style:display-name="Heading 2" style:family="paragraph" style:name="604">
      <style:text-properties fo:font-family="Arial" style:font-family-complex="Arial" fo:font-size="17pt"/>
      <style:paragraph-properties fo:margin-top="18pt" fo:margin-bottom="10pt"/>
    </style:style>
    <style:style style:display-name="Heading 2 Char" style:family="text" style:name="605">
      <style:text-properties fo:font-family="Arial" style:font-family-complex="Arial" fo:font-size="17pt"/>
    </style:style>
    <style:style style:display-name="Heading 3" style:family="paragraph" style:name="606">
      <style:text-properties fo:font-family="Arial" style:font-family-complex="Arial" fo:font-size="15pt"/>
      <style:paragraph-properties fo:margin-top="16pt" fo:margin-bottom="10pt"/>
    </style:style>
    <style:style style:display-name="Heading 3 Char" style:family="text" style:name="607">
      <style:text-properties fo:font-family="Arial" style:font-family-complex="Arial" fo:font-size="15pt"/>
    </style:style>
    <style:style style:display-name="Heading 4" style:family="paragraph" style:name="608">
      <style:text-properties fo:font-family="Arial" style:font-family-complex="Arial" fo:font-size="13pt" fo:font-weight="bold"/>
      <style:paragraph-properties fo:margin-top="16pt" fo:margin-bottom="10pt"/>
    </style:style>
    <style:style style:display-name="Heading 4 Char" style:family="text" style:name="609">
      <style:text-properties fo:font-family="Arial" style:font-family-complex="Arial" fo:font-size="13pt" fo:font-weight="bold"/>
    </style:style>
    <style:style style:display-name="Heading 5" style:family="paragraph" style:name="610">
      <style:text-properties fo:font-family="Arial" style:font-family-complex="Arial" fo:font-size="12pt" fo:font-weight="bold"/>
      <style:paragraph-properties fo:margin-top="16pt" fo:margin-bottom="10pt"/>
    </style:style>
    <style:style style:display-name="Heading 5 Char" style:family="text" style:name="611">
      <style:text-properties fo:font-family="Arial" style:font-family-complex="Arial" fo:font-size="12pt" fo:font-weight="bold"/>
    </style:style>
    <style:style style:display-name="Heading 6" style:family="paragraph" style:name="612">
      <style:text-properties fo:font-family="Arial" style:font-family-complex="Arial" fo:font-size="11pt" fo:font-weight="bold"/>
      <style:paragraph-properties fo:margin-top="16pt" fo:margin-bottom="10pt"/>
    </style:style>
    <style:style style:display-name="Heading 6 Char" style:family="text" style:name="613">
      <style:text-properties fo:font-family="Arial" style:font-family-complex="Arial" fo:font-size="11pt" fo:font-weight="bold"/>
    </style:style>
    <style:style style:display-name="Heading 7" style:family="paragraph" style:name="614">
      <style:text-properties fo:font-family="Arial" style:font-family-complex="Arial" fo:font-size="11pt" fo:font-style="italic" fo:font-weight="bold"/>
      <style:paragraph-properties fo:margin-top="16pt" fo:margin-bottom="10pt"/>
    </style:style>
    <style:style style:display-name="Heading 7 Char" style:family="text" style:name="615">
      <style:text-properties fo:font-family="Arial" style:font-family-complex="Arial" fo:font-size="11pt" fo:font-style="italic" fo:font-weight="bold"/>
    </style:style>
    <style:style style:display-name="Heading 8" style:family="paragraph" style:name="616">
      <style:text-properties fo:font-family="Arial" style:font-family-complex="Arial" fo:font-size="11pt" fo:font-style="italic"/>
      <style:paragraph-properties fo:margin-top="16pt" fo:margin-bottom="10pt"/>
    </style:style>
    <style:style style:display-name="Heading 8 Char" style:family="text" style:name="617">
      <style:text-properties fo:font-family="Arial" style:font-family-complex="Arial" fo:font-size="11pt" fo:font-style="italic"/>
    </style:style>
    <style:style style:display-name="Heading 9" style:family="paragraph" style:name="618">
      <style:text-properties fo:font-family="Arial" style:font-family-complex="Arial" fo:font-size="10.5pt" fo:font-style="italic"/>
      <style:paragraph-properties fo:margin-top="16pt" fo:margin-bottom="10pt"/>
    </style:style>
    <style:style style:display-name="Heading 9 Char" style:family="text" style:name="619">
      <style:text-properties fo:font-family="Arial" style:font-family-complex="Arial" fo:font-size="10.5pt" fo:font-style="italic"/>
    </style:style>
    <style:style style:display-name="List Paragraph" style:family="paragraph" style:name="620">
      <style:paragraph-properties fo:margin-left="1.27cm" fo:margin-right="0cm" fo:text-indent="0cm"/>
    </style:style>
    <style:style style:display-name="No Spacing" style:family="paragraph" style:name="621">
      <style:paragraph-properties fo:line-height="100%" fo:margin-top="0pt" fo:margin-bottom="0pt"/>
    </style:style>
    <style:style style:display-name="Title Char" style:family="text" style:name="622">
      <style:text-properties fo:font-size="24pt"/>
    </style:style>
    <style:style style:display-name="Subtitle" style:family="paragraph" style:name="623">
      <style:text-properties fo:font-size="12pt"/>
      <style:paragraph-properties fo:margin-top="10pt" fo:margin-bottom="10pt"/>
    </style:style>
    <style:style style:display-name="Subtitle Char" style:family="text" style:name="624">
      <style:text-properties fo:font-size="12pt"/>
    </style:style>
    <style:style style:display-name="Quote" style:family="paragraph" style:name="625">
      <style:text-properties fo:font-style="italic"/>
      <style:paragraph-properties fo:margin-left="1.27cm" fo:margin-right="1.27cm" fo:text-indent="0cm"/>
    </style:style>
    <style:style style:display-name="Quote Char" style:family="text" style:name="626">
      <style:text-properties fo:font-style="italic"/>
    </style:style>
    <style:style style:display-name="Intense Quote" style:family="paragraph" style:name="627">
      <style:text-properties fo:font-style="italic"/>
      <style:paragraph-properties fo:margin-left="1.27cm" fo:margin-right="1.27cm" fo:text-indent="0cm" fo:background-color="#f2f2f2" fo:border="0.01764cm solid #FFFFFF"/>
    </style:style>
    <style:style style:display-name="Intense Quote Char" style:family="text" style:name="628">
      <style:text-properties fo:font-style="italic"/>
    </style:style>
    <style:style style:display-name="Header" style:family="paragraph" style:name="629">
      <style:paragraph-properties fo:line-height="100%" fo:margin-bottom="0pt">
        <style:tab-stops>
          <style:tab-stop style:position="12.6cm" style:type="center"/>
          <style:tab-stop style:position="25.2cm" style:type="right"/>
        </style:tab-stops>
      </style:paragraph-properties>
    </style:style>
    <style:style style:display-name="Header Char" style:family="text" style:name="630"/>
    <style:style style:display-name="Footer" style:family="paragraph" style:name="631">
      <style:paragraph-properties fo:line-height="100%" fo:margin-bottom="0pt">
        <style:tab-stops>
          <style:tab-stop style:position="12.6cm" style:type="center"/>
          <style:tab-stop style:position="25.2cm" style:type="right"/>
        </style:tab-stops>
      </style:paragraph-properties>
    </style:style>
    <style:style style:display-name="Footer Char" style:family="text" style:name="632"/>
    <style:style style:display-name="Caption Char" style:family="text" style:name="633"/>
    <style:style style:display-name="Hyperlink" style:family="text" style:name="63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 link" style:family="text" style:name="635">
      <style:text-properties fo:color="#0000ff" style:text-underline-type="single" style:text-underline-style="solid" style:text-underline-width="auto" style:text-underline-color="font-color"/>
    </style:style>
    <style:style style:display-name="footnote text" style:family="paragraph" style:name="636">
      <style:text-properties fo:font-size="9pt"/>
      <style:paragraph-properties fo:line-height="100%" fo:margin-bottom="2pt"/>
    </style:style>
    <style:style style:display-name="Footnote Text Char" style:family="text" style:name="637">
      <style:text-properties fo:font-size="9pt"/>
    </style:style>
    <style:style style:display-name="footnote reference" style:family="text" style:name="638"/>
    <style:style style:display-name="endnote text" style:family="paragraph" style:name="639">
      <style:text-properties fo:font-size="10pt"/>
      <style:paragraph-properties fo:line-height="100%" fo:margin-bottom="0pt"/>
    </style:style>
    <style:style style:display-name="Endnote Text Char" style:family="text" style:name="640">
      <style:text-properties fo:font-size="10pt"/>
    </style:style>
    <style:style style:display-name="endnote reference" style:family="text" style:name="641"/>
    <style:style style:display-name="toc 1" style:family="paragraph" style:name="642">
      <style:paragraph-properties fo:margin-left="0cm" fo:margin-right="0cm" fo:text-indent="0cm" fo:margin-bottom="2.85pt"/>
    </style:style>
    <style:style style:display-name="toc 2" style:family="paragraph" style:name="643">
      <style:paragraph-properties fo:margin-left="0.4992cm" fo:margin-right="0cm" fo:text-indent="0cm" fo:margin-bottom="2.85pt"/>
    </style:style>
    <style:style style:display-name="toc 3" style:family="paragraph" style:name="644">
      <style:paragraph-properties fo:margin-left="1cm" fo:margin-right="0cm" fo:text-indent="0cm" fo:margin-bottom="2.85pt"/>
    </style:style>
    <style:style style:display-name="toc 4" style:family="paragraph" style:name="645">
      <style:paragraph-properties fo:margin-left="1.499cm" fo:margin-right="0cm" fo:text-indent="0cm" fo:margin-bottom="2.85pt"/>
    </style:style>
    <style:style style:display-name="toc 5" style:family="paragraph" style:name="646">
      <style:paragraph-properties fo:margin-left="2cm" fo:margin-right="0cm" fo:text-indent="0cm" fo:margin-bottom="2.85pt"/>
    </style:style>
    <style:style style:display-name="toc 6" style:family="paragraph" style:name="647">
      <style:paragraph-properties fo:margin-left="2.5cm" fo:margin-right="0cm" fo:text-indent="0cm" fo:margin-bottom="2.85pt"/>
    </style:style>
    <style:style style:display-name="toc 7" style:family="paragraph" style:name="648">
      <style:paragraph-properties fo:margin-left="3.001cm" fo:margin-right="0cm" fo:text-indent="0cm" fo:margin-bottom="2.85pt"/>
    </style:style>
    <style:style style:display-name="toc 8" style:family="paragraph" style:name="649">
      <style:paragraph-properties fo:margin-left="3.5cm" fo:margin-right="0cm" fo:text-indent="0cm" fo:margin-bottom="2.85pt"/>
    </style:style>
    <style:style style:display-name="toc 9" style:family="paragraph" style:name="650">
      <style:paragraph-properties fo:margin-left="4.001cm" fo:margin-right="0cm" fo:text-indent="0cm" fo:margin-bottom="2.85pt"/>
    </style:style>
    <style:style style:display-name="TOC Heading" style:family="paragraph" style:name="651"/>
    <style:style style:display-name="table of figures" style:family="paragraph" style:name="652">
      <style:paragraph-properties fo:margin-bottom="0pt"/>
    </style:style>
    <style:style style:display-name="DStyle_paragraph" style:family="paragraph" style:name="653">
      <style:text-properties fo:color="#000000" fo:font-family="Liberation Serif" style:font-family-complex="Liberation Serif" fo:font-size="12pt" fo:language="en" fo:country="GB"/>
    </style:style>
    <style:style style:display-name="Standard" style:family="paragraph" style:name="654">
      <style:text-properties/>
      <style:paragraph-properties/>
    </style:style>
    <style:style style:parent-style-name="654" style:display-name="Heading" style:family="paragraph" style:name="655">
      <style:text-properties fo:font-family="Liberation Sans" style:font-family-complex="Liberation Sans" fo:font-size="14pt"/>
      <style:paragraph-properties fo:margin-top="12pt" fo:margin-bottom="6pt"/>
    </style:style>
    <style:style style:parent-style-name="654" style:display-name="Text body" style:family="paragraph" style:name="656">
      <style:text-properties/>
      <style:paragraph-properties fo:line-height="115%" fo:margin-top="0pt" fo:margin-bottom="7pt"/>
    </style:style>
    <style:style style:parent-style-name="656" style:display-name="List" style:family="paragraph" style:name="657"/>
    <style:style style:parent-style-name="654" style:display-name="Caption" style:family="paragraph" style:name="658">
      <style:text-properties fo:font-size="12pt" fo:font-style="italic"/>
      <style:paragraph-properties fo:margin-top="6pt" fo:margin-bottom="6pt"/>
    </style:style>
    <style:style style:parent-style-name="654" style:display-name="Index" style:family="paragraph" style:name="659"/>
    <style:style style:parent-style-name="655" style:display-name="Heading 1" style:family="paragraph" style:name="660">
      <style:text-properties fo:font-size="18pt" fo:font-weight="bold"/>
      <style:paragraph-properties fo:margin-top="12pt" fo:margin-bottom="6pt"/>
    </style:style>
    <style:style style:parent-style-name="655" style:display-name="Title" style:family="paragraph" style:name="661">
      <style:text-properties fo:font-size="28pt" fo:font-weight="bold"/>
      <style:paragraph-properties fo:text-align="center"/>
    </style:style>
    <style:style style:display-name="Bullet Symbols" style:family="text" style:name="662">
      <style:text-properties fo:font-family="OpenSymbol" style:font-family-complex="OpenSymbol"/>
    </style:style>
    <style:style style:display-name="Internet link" style:family="text" style:name="663">
      <style:text-properties fo:color="#000080" style:text-underline-type="single" style:text-underline-style="solid" style:text-underline-width="auto" style:text-underline-color="font-color"/>
    </style:style>
    <style:style style:class="default" style:display-name="Default Paragraph Font" style:family="text" style:name="664"/>
    <style:style style:class="default" style:display-name="Normal" style:family="paragraph" style:name="665"/>
    <text:list-style style:name="WWNum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cm" fo:page-height="29.7cm" style:print-orientation="portrait" fo:margin-left="2cm" fo:margin-right="2cm" fo:margin-top="2cm" fo:margin-bottom="2cm"/>
    </style:page-layout>
    <style:page-layout style:name="Mpm2">
      <style:page-layout-properties fo:page-width="21cm" fo:page-height="29.7cm" style:print-orientation="portrait" fo:margin-left="2cm" fo:margin-right="2cm" fo:margin-top="2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